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98"/>
    <style:style style:name="P2" style:family="paragraph" style:parent-style-name="Text_20_body" style:list-style-name="L2">
      <style:paragraph-properties fo:margin-top="0cm" fo:margin-bottom="0cm" loext:contextual-spacing="false"/>
    </style:style>
    <style:style style:name="P3" style:family="paragraph" style:parent-style-name="Text_20_body" style:list-style-name="L12">
      <style:paragraph-properties fo:margin-top="0cm" fo:margin-bottom="0cm" loext:contextual-spacing="false"/>
    </style:style>
    <style:style style:name="P4" style:family="paragraph" style:parent-style-name="Text_20_body" style:list-style-name="L22">
      <style:paragraph-properties fo:margin-top="0cm" fo:margin-bottom="0cm" loext:contextual-spacing="false"/>
    </style:style>
    <style:style style:name="P5" style:family="paragraph" style:parent-style-name="Text_20_body" style:list-style-name="L32">
      <style:paragraph-properties fo:margin-top="0cm" fo:margin-bottom="0cm" loext:contextual-spacing="false"/>
    </style:style>
    <style:style style:name="P6" style:family="paragraph" style:parent-style-name="Text_20_body" style:list-style-name="L42">
      <style:paragraph-properties fo:margin-top="0cm" fo:margin-bottom="0cm" loext:contextual-spacing="false"/>
    </style:style>
    <style:style style:name="P7" style:family="paragraph" style:parent-style-name="Text_20_body" style:list-style-name="L52">
      <style:paragraph-properties fo:margin-top="0cm" fo:margin-bottom="0cm" loext:contextual-spacing="false"/>
    </style:style>
    <style:style style:name="P8" style:family="paragraph" style:parent-style-name="Text_20_body" style:list-style-name="L62">
      <style:paragraph-properties fo:margin-top="0cm" fo:margin-bottom="0cm" loext:contextual-spacing="false"/>
    </style:style>
    <style:style style:name="P9" style:family="paragraph" style:parent-style-name="Text_20_body" style:list-style-name="L72">
      <style:paragraph-properties fo:margin-top="0cm" fo:margin-bottom="0cm" loext:contextual-spacing="false"/>
    </style:style>
    <style:style style:name="P10" style:family="paragraph" style:parent-style-name="Text_20_body" style:list-style-name="L82">
      <style:paragraph-properties fo:margin-top="0cm" fo:margin-bottom="0cm" loext:contextual-spacing="false"/>
    </style:style>
    <style:style style:name="P11" style:family="paragraph" style:parent-style-name="Text_20_body" style:list-style-name="L92">
      <style:paragraph-properties fo:margin-top="0cm" fo:margin-bottom="0cm" loext:contextual-spacing="false"/>
    </style:style>
    <style:style style:name="P12" style:family="paragraph" style:parent-style-name="Standard">
      <style:paragraph-properties fo:margin-top="0cm" fo:margin-bottom="0.499cm" loext:contextual-spacing="false"/>
    </style:style>
    <style:style style:name="P13" style:family="paragraph" style:parent-style-name="Standard">
      <style:paragraph-properties fo:margin-top="0cm" fo:margin-bottom="0.499cm" loext:contextual-spacing="false" fo:text-align="center" style:justify-single-word="false"/>
      <style:text-properties officeooo:rsid="000fb2bb" officeooo:paragraph-rsid="000fb2bb"/>
    </style:style>
    <style:style style:name="T1" style:family="text">
      <style:text-properties officeooo:rsid="000fb2bb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 text:c="65"/><text:span text:style-name="T2"><text:s text:c="2"/>Paper 21 <text:s text:c="54"/>K. AHMADI</text:span></text:p>
      <text:p text:style-name="P12"><text:span text:style-name="T1">1- </text:span>The decline in home ownership among the young is due to factors which are not measured in -------------------- analysis of affordability. </text:p>
      <text:list xml:id="list2861891049" text:style-name="L2">
        <text:list-header>
          <text:p text:style-name="P2"><text:bookmark text:name="Q_0_01"/><text:span text:style-name="T1">a- </text:span>traditional <text:s text:c="6"/><text:span text:style-name="T1">b- </text:span> tradition <text:s text:c="5"/><text:span text:style-name="T1">c- </text:span> traditions <text:s text:c="5"/><text:span text:style-name="T1">d-</text:span> traditionally</text:p>
          <text:p text:style-name="P2"/>
        </text:list-header>
      </text:list>
      <text:p text:style-name="Text_20_body"><text:bookmark text:name="Q_1"/><text:span text:style-name="T1">2- </text:span>This Directive shall enter into force on the twentieth day following that of its ----------------- in the Official Journal of the European Union.</text:p>
      <text:list xml:id="list1160108681" text:style-name="L12">
        <text:list-header>
          <text:p text:style-name="P3"><text:span text:style-name="T1">a-</text:span> publication <text:s text:c="5"/><text:span text:style-name="T1">b-</text:span> connection <text:s text:c="4"/><text:span text:style-name="T1">c-</text:span> orientation<text:bookmark text:name="Q_11"/><text:bookmark text:name="Q_1_3"/> <text:s text:c="4"/><text:span text:style-name="T1">d- </text:span>classification</text:p>
          <text:p text:style-name="P3"/>
        </text:list-header>
      </text:list>
      <text:p text:style-name="Text_20_body"><text:bookmark text:name="Q_2"/><text:span text:style-name="T1">3- </text:span>There is an urgent need for an effective ---------------- system to monitor final destinations.</text:p>
      <text:list xml:id="list2820199006" text:style-name="L22">
        <text:list-header>
          <text:p text:style-name="P4"><text:span text:style-name="T1">a-</text:span> inspection <text:s text:c="5"/><text:span text:style-name="T1">b-</text:span> inspect <text:s text:c="4"/><text:span text:style-name="T1">c-</text:span> inspector <text:s text:c="5"/><text:span text:style-name="T1">d-</text:span> inspected</text:p>
          <text:p text:style-name="P4"/>
        </text:list-header>
      </text:list>
      <text:p text:style-name="Text_20_body"><text:bookmark text:name="Q_3"/><text:span text:style-name="T1">4- </text:span>A ------------------ conducted last year revealed that no library had ever been asked for a copy of the records that libraries are required to keep under the Copyright Regulations</text:p>
      <text:list xml:id="list3202736674" text:style-name="L32">
        <text:list-header>
          <text:p text:style-name="P5"><text:bookmark text:name="Q_3_01"/><text:span text:style-name="T1">a-</text:span>  response <text:s text:c="5"/><text:span text:style-name="T1">b-</text:span> process <text:s text:c="4"/><text:span text:style-name="T1">c-</text:span> survey <text:s text:c="5"/><text:span text:style-name="T1">d-</text:span> procedure</text:p>
          <text:p text:style-name="P5"/>
        </text:list-header>
      </text:list>
      <text:p text:style-name="Text_20_body"><text:bookmark text:name="Q_4"/><text:span text:style-name="T1">5- </text:span>I have -------------------- my holidays twice because I could not leave the city in these conditions</text:p>
      <text:list xml:id="list2071082682" text:style-name="L42">
        <text:list-header>
          <text:p text:style-name="P6"><text:span text:style-name="T1">a-</text:span> repeated <text:s text:c="6"/><text:span text:style-name="T1">b-</text:span> sponsored<text:bookmark text:name="Q_4_2"/> <text:s text:c="5"/><text:span text:style-name="T1">c-</text:span>  accepted <text:s text:c="4"/><text:span text:style-name="T1">d-</text:span> postponed</text:p>
          <text:p text:style-name="P6"/>
        </text:list-header>
      </text:list>
      <text:p text:style-name="Text_20_body"><text:bookmark text:name="Q_5"/><text:span text:style-name="T1">6- </text:span>They have destroyed the forum of the intellectuals and isolated those -------------- have courageously stood up to demand their basic rights.</text:p>
      <text:list xml:id="list303436752" text:style-name="L52">
        <text:list-header>
          <text:p text:style-name="P7"><text:span text:style-name="T1">a-</text:span> there <text:s text:c="4"/><text:span text:style-name="T1">b-</text:span> who <text:s text:c="5"/><text:span text:style-name="T1">c-</text:span> them <text:s text:c="5"/><text:span text:style-name="T1">d-</text:span> when</text:p>
          <text:p text:style-name="P7"/>
        </text:list-header>
      </text:list>
      <text:p text:style-name="Text_20_body"><text:bookmark text:name="Q_6"/><text:span text:style-name="T1">7- </text:span>A final report shall be submitted -------------- three months of the completion of the action.</text:p>
      <text:list xml:id="list3860412226" text:style-name="L62">
        <text:list-header>
          <text:p text:style-name="P8"><text:span text:style-name="T1">a-</text:span> within <text:s text:c="4"/><text:span text:style-name="T1">b-</text:span> at <text:s text:c="5"/><text:span text:style-name="T1">c-</text:span> under<text:bookmark text:name="Q_61"/><text:bookmark text:name="Q_6_3"/> <text:s text:c="5"/><text:span text:style-name="T1">d- </text:span>during</text:p>
          <text:p text:style-name="P8"/>
        </text:list-header>
      </text:list>
      <text:p text:style-name="Text_20_body"><text:bookmark text:name="Q_7"/><text:span text:style-name="T1">8- </text:span>NCB, ------------------- playground equipment, has jusyt opened a new branch in Paris.</text:p>
      <text:list xml:id="list1761722049" text:style-name="L72">
        <text:list-header>
          <text:p text:style-name="P9"><text:span text:style-name="T1">a-</text:span> had manufactured <text:s text:c="4"/><text:span text:style-name="T1">b-</text:span> should manufacture <text:s text:c="3"/><text:span text:style-name="T1">c- </text:span> manufacturing <text:s text:c="3"/><text:span text:style-name="T1">d- </text:span> manufacture</text:p>
          <text:p text:style-name="P9"/>
        </text:list-header>
      </text:list>
      <text:p text:style-name="Text_20_body"><text:bookmark text:name="Q_8"/><text:span text:style-name="T1">9- </text:span>All nineteen technicians ---------------- their training by the end of next month.</text:p>
      <text:list xml:id="list76407868" text:style-name="L82">
        <text:list-header>
          <text:p text:style-name="P10"><text:span text:style-name="T1">a-</text:span> finish<text:bookmark text:name="Q_8_1"/> <text:s text:c="4"/><text:span text:style-name="T1">b- </text:span>will have finished <text:s text:c="4"/><text:span text:style-name="T1">c-</text:span> have finished <text:s text:c="5"/><text:span text:style-name="T1">d-</text:span> to be finishing</text:p>
          <text:p text:style-name="P10"/>
        </text:list-header>
      </text:list>
      <text:p text:style-name="Text_20_body"><text:bookmark text:name="Q_9"/><text:span text:style-name="T1">10- </text:span>The programme will help with training and career development in different sectors -------------------------- public and private. </text:p>
      <text:list xml:id="list2075893465" text:style-name="L92">
        <text:list-header>
          <text:p text:style-name="P11"><text:span text:style-name="T1">a-</text:span> nor<text:bookmark text:name="Q_9_1"/> <text:s text:c="4"/><text:span text:style-name="T1">b- </text:span>in case<text:bookmark text:name="Q_9_2"/> <text:s text:c="6"/><text:span text:style-name="T1">c- </text:span>both <text:s text:c="6"/><text:span text:style-name="T1">d- </text:span> either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4:14:50.271000000</meta:creation-date>
    <dc:date>2017-11-02T14:29:56.732000000</dc:date>
    <meta:editing-duration>PT8S</meta:editing-duration>
    <meta:editing-cycles>1</meta:editing-cycles>
    <meta:document-statistic meta:table-count="0" meta:image-count="0" meta:object-count="0" meta:page-count="1" meta:paragraph-count="30" meta:word-count="300" meta:character-count="2027" meta:non-whitespace-character-count="1498"/>
    <meta:generator>LibreOffice/5.3.5.2$Windows_x86 LibreOffice_project/50d9bf2b0a79cdb85a3814b592608037a682059d</meta:generator>
  </office:meta>
</office:document-meta>
</file>